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bdbdbd" loext:opacity="100%" style:font-name="Consolas" fo:font-size="8.39999961853027pt" fo:font-weight="normal" fo:background-color="#15141b"/>
    </style:style>
    <style:style style:name="P2" style:family="paragraph" style:parent-style-name="Standard">
      <style:text-properties fo:color="#bdbdbd" loext:opacity="100%" style:font-name="Consolas" fo:font-size="8.39999961853027pt" fo:font-weight="normal" officeooo:rsid="0009f427" officeooo:paragraph-rsid="0009f427" fo:background-color="#15141b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bdbdbd" loext:opacity="100%" style:font-name="Consolas" fo:font-size="8.39999961853027pt" fo:font-weight="normal" officeooo:rsid="0009f427" officeooo:paragraph-rsid="0009f427" fo:background-color="#15141b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style:line-height-at-least="0.402cm"/>
      <style:text-properties fo:color="#bdbdbd" loext:opacity="100%" fo:background-color="#15141b"/>
    </style:style>
    <style:style style:name="P5" style:family="paragraph" style:parent-style-name="Text_20_body">
      <style:text-properties officeooo:rsid="0009f427" officeooo:paragraph-rsid="0009f427"/>
    </style:style>
    <style:style style:name="P6" style:family="paragraph" style:parent-style-name="Text_20_body">
      <style:text-properties fo:font-size="15pt" fo:font-weight="bold" officeooo:rsid="0009f427" officeooo:paragraph-rsid="0009f427" style:font-size-asian="13.1000003814697pt" style:font-weight-asian="bold" style:font-size-complex="15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5pt" fo:font-weight="bold" officeooo:rsid="0009f427" officeooo:paragraph-rsid="0009f427" style:font-size-asian="13.1000003814697pt" style:font-weight-asian="bold" style:font-size-complex="15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5pt" fo:font-weight="bold" officeooo:rsid="0009f427" officeooo:paragraph-rsid="0009f427" style:font-size-asian="13.1000003814697pt" style:font-weight-asian="bold" style:font-size-complex="15pt" style:font-weight-complex="bold"/>
    </style:style>
    <style:style style:name="P9" style:family="paragraph" style:parent-style-name="Title">
      <style:text-properties officeooo:rsid="0009f427" officeooo:paragraph-rsid="0009f427"/>
    </style:style>
    <style:style style:name="T1" style:family="text">
      <style:text-properties fo:color="#8464c6" loext:opacity="100%"/>
    </style:style>
    <style:style style:name="T2" style:family="text">
      <style:text-properties fo:color="#8464c6" loext:opacity="100%" style:font-name="Consolas" fo:font-size="8.39999961853027pt" fo:font-weight="normal"/>
    </style:style>
    <style:style style:name="T3" style:family="text">
      <style:text-properties style:font-name="Consolas" fo:font-size="8.39999961853027pt" fo:font-weight="normal"/>
    </style:style>
    <style:style style:name="T4" style:family="text">
      <style:text-properties fo:color="#c17ac8" loext:opacity="100%"/>
    </style:style>
    <style:style style:name="T5" style:family="text">
      <style:text-properties fo:color="#c17ac8" loext:opacity="100%" style:font-name="Consolas" fo:font-size="8.39999961853027pt" fo:font-weight="normal"/>
    </style:style>
    <style:style style:name="T6" style:family="text">
      <style:text-properties fo:color="#54c59f" loext:opacity="100%"/>
    </style:style>
    <style:style style:name="T7" style:family="text">
      <style:text-properties fo:color="#54c59f" loext:opacity="100%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istian Lage Fernández</text:p>
      <text:p text:style-name="P5"/>
      <text:p text:style-name="P6">XML</text:p>
      <text:p text:style-name="P2">&lt;<text:span text:style-name="T1">inventario</text:span>&gt;</text:p>
      <text:p text:style-name="P4">    <text:span text:style-name="T3">&lt;</text:span><text:span text:style-name="T2">producto</text:span><text:span text:style-name="T3"> </text:span><text:span text:style-name="T5">codigo</text:span><text:span text:style-name="T3">=</text:span><text:span text:style-name="T7">"P1"</text:span><text:span text:style-name="T3">&gt;</text:span></text:p>
      <text:p text:style-name="P4">        <text:span text:style-name="T3">&lt;</text:span><text:span text:style-name="T2">peso</text:span><text:span text:style-name="T3"> </text:span><text:span text:style-name="T5">unidad</text:span><text:span text:style-name="T3">=</text:span><text:span text:style-name="T7">"kg"</text:span><text:span text:style-name="T3">&gt;10&lt;/</text:span><text:span text:style-name="T2">peso</text:span><text:span text:style-name="T3">&gt;</text:span></text:p>
      <text:p text:style-name="P4">        <text:span text:style-name="T3">&lt;</text:span><text:span text:style-name="T2">nombre</text:span><text:span text:style-name="T3">&gt;Ordenador&lt;/</text:span><text:span text:style-name="T2">nombre</text:span><text:span text:style-name="T3">&gt;</text:span></text:p>
      <text:p text:style-name="P4">        <text:span text:style-name="T3">&lt;</text:span><text:span text:style-name="T2">lugar</text:span><text:span text:style-name="T3"> </text:span><text:span text:style-name="T5">edificio</text:span><text:span text:style-name="T3">=</text:span><text:span text:style-name="T7">"B"</text:span><text:span text:style-name="T3">&gt;</text:span></text:p>
      <text:p text:style-name="P4">            <text:span text:style-name="T3">&lt;</text:span><text:span text:style-name="T2">aula</text:span><text:span text:style-name="T3">&gt;10&lt;/</text:span><text:span text:style-name="T2">aula</text:span><text:span text:style-name="T3">&gt;</text:span></text:p>
      <text:p text:style-name="P4">        <text:span text:style-name="T3">&lt;/</text:span><text:span text:style-name="T2">lugar</text:span><text:span text:style-name="T3">&gt;</text:span></text:p>
      <text:p text:style-name="P4">    <text:span text:style-name="T3">&lt;/</text:span><text:span text:style-name="T2">producto</text:span><text:span text:style-name="T3">&gt;</text:span></text:p>
      <text:p text:style-name="P4">    <text:span text:style-name="T3">&lt;</text:span><text:span text:style-name="T2">producto</text:span><text:span text:style-name="T3"> </text:span><text:span text:style-name="T5">codigo</text:span><text:span text:style-name="T3">=</text:span><text:span text:style-name="T7">"P2"</text:span><text:span text:style-name="T3">&gt;</text:span></text:p>
      <text:p text:style-name="P4">        <text:span text:style-name="T3">&lt;</text:span><text:span text:style-name="T2">peso</text:span><text:span text:style-name="T3"> </text:span><text:span text:style-name="T5">unidad</text:span><text:span text:style-name="T3">=</text:span><text:span text:style-name="T7">'g'</text:span><text:span text:style-name="T3">&gt;500&lt;/</text:span><text:span text:style-name="T2">peso</text:span><text:span text:style-name="T3">&gt;</text:span></text:p>
      <text:p text:style-name="P4">        <text:span text:style-name="T3">&lt;</text:span><text:span text:style-name="T2">nombre</text:span><text:span text:style-name="T3">&gt;Switch&lt;/</text:span><text:span text:style-name="T2">nombre</text:span><text:span text:style-name="T3">&gt;</text:span></text:p>
      <text:p text:style-name="P4">        <text:span text:style-name="T3">&lt;</text:span><text:span text:style-name="T2">lugar</text:span><text:span text:style-name="T3"> </text:span><text:span text:style-name="T5">edificio</text:span><text:span text:style-name="T3">=</text:span><text:span text:style-name="T7">"A"</text:span><text:span text:style-name="T3">&gt;</text:span></text:p>
      <text:p text:style-name="P4">            <text:span text:style-name="T3">&lt;</text:span><text:span text:style-name="T2">aula</text:span><text:span text:style-name="T3">&gt;6&lt;/</text:span><text:span text:style-name="T2">aula</text:span><text:span text:style-name="T3">&gt;</text:span></text:p>
      <text:p text:style-name="P4">        <text:span text:style-name="T3">&lt;/</text:span><text:span text:style-name="T2">lugar</text:span><text:span text:style-name="T3">&gt;</text:span></text:p>
      <text:p text:style-name="P4">    <text:span text:style-name="T3">&lt;/</text:span><text:span text:style-name="T2">producto</text:span><text:span text:style-name="T3">&gt;</text:span></text:p>
      <text:p text:style-name="P1">&lt;/<text:span text:style-name="T1">inventario</text:span>&gt;</text:p>
      <text:p text:style-name="P6"/>
      <text:p text:style-name="P6">XSL</text:p>
      <text:p text:style-name="P7">Ejercicio1</text:p>
      <text:p text:style-name="P3">&lt;?<text:span text:style-name="T1">xml</text:span><text:span text:style-name="T4"> version</text:span>=<text:span text:style-name="T6">"1.0"</text:span><text:span text:style-name="T4"> encoding</text:span>=<text:span text:style-name="T6">"UTF-8"</text:span>?&gt;</text:p>
      <text:p text:style-name="P1">&lt;<text:span text:style-name="T1">xsl</text:span><text:span text:style-name="T4">:</text:span><text:span text:style-name="T1">stylesheet</text:span> <text:span text:style-name="T4">version</text:span>=<text:span text:style-name="T6">"1.1"</text:span></text:p>
      <text:p text:style-name="P1"><text:span text:style-name="T4">xmlns:xsl</text:span>=<text:span text:style-name="T6">"http://www.w3.org/1999/XSL/Transform"</text:span>&gt;</text:p>
      <text:p text:style-name="P1">&lt;<text:span text:style-name="T1">xsl</text:span><text:span text:style-name="T4">:</text:span><text:span text:style-name="T1">template</text:span> <text:span text:style-name="T4">match</text:span>=<text:span text:style-name="T6">"/"</text:span>&gt;</text:p>
      <text:p text:style-name="P1">&lt;<text:span text:style-name="T1">html</text:span>&gt;</text:p>
      <text:p text:style-name="P1">&lt;<text:span text:style-name="T1">head</text:span>&gt;</text:p>
      <text:p text:style-name="P1">&lt;<text:span text:style-name="T1">title</text:span>&gt;Resultado HTML&lt;/<text:span text:style-name="T1">title</text:span>&gt;</text:p>
      <text:p text:style-name="P1">&lt;/<text:span text:style-name="T1">head</text:span>&gt;</text:p>
      <text:p text:style-name="P1">&lt;<text:span text:style-name="T1">body</text:span>&gt;</text:p>
      <text:p text:style-name="P4">    <text:span text:style-name="T3">&lt;</text:span><text:span text:style-name="T2">ul</text:span><text:span text:style-name="T3">&gt;</text:span></text:p>
      <text:p text:style-name="P4">        <text:span text:style-name="T3">&lt;</text:span><text:span text:style-name="T2">xsl</text:span><text:span text:style-name="T5">:</text:span><text:span text:style-name="T2">for-each</text:span><text:span text:style-name="T3"> </text:span><text:span text:style-name="T5">select</text:span><text:span text:style-name="T3">=</text:span><text:span text:style-name="T7">"inventario/producto"</text:span><text:span text:style-name="T3">&gt;</text:span></text:p>
      <text:p text:style-name="P4">            <text:span text:style-name="T3">&lt;</text:span><text:span text:style-name="T2">li</text:span><text:span text:style-name="T3">&gt;</text:span></text:p>
      <text:p text:style-name="P4">                <text:span text:style-name="T3">Elemento</text:span></text:p>
      <text:p text:style-name="P4">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./@codigo"</text:span><text:span text:style-name="T3">/&gt;</text:span></text:p>
      <text:p text:style-name="P4">                    <text:span text:style-name="T3">&lt;</text:span><text:span text:style-name="T2">ul</text:span><text:span text:style-name="T3">&gt;</text:span></text:p>
      <text:p text:style-name="P4">                        <text:span text:style-name="T3">&lt;</text:span><text:span text:style-name="T2">li</text:span><text:span text:style-name="T3">&gt;</text:span></text:p>
      <text:p text:style-name="P4">                            <text:span text:style-name="T3">Nombre:</text:span></text:p>
      <text:p text:style-name="P4">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nombre"</text:span><text:span text:style-name="T3">/&gt;</text:span></text:p>
      <text:p text:style-name="P4">                        <text:span text:style-name="T3">&lt;/</text:span><text:span text:style-name="T2">li</text:span><text:span text:style-name="T3">&gt;</text:span></text:p>
      <text:p text:style-name="P4">                        <text:span text:style-name="T3">&lt;</text:span><text:span text:style-name="T2">li</text:span><text:span text:style-name="T3">&gt;</text:span></text:p>
      <text:p text:style-name="P4">                            <text:span text:style-name="T3">Peso:</text:span></text:p>
      <text:p text:style-name="P4">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peso"</text:span><text:span text:style-name="T3">/&gt;</text:span></text:p>
      <text:p text:style-name="P4">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peso/@unidad"</text:span><text:span text:style-name="T3">/&gt;</text:span></text:p>
      <text:p text:style-name="P4">                        <text:span text:style-name="T3">&lt;/</text:span><text:span text:style-name="T2">li</text:span><text:span text:style-name="T3">&gt;</text:span></text:p>
      <text:p text:style-name="P4">                    <text:span text:style-name="T3">&lt;/</text:span><text:span text:style-name="T2">ul</text:span><text:span text:style-name="T3">&gt;</text:span></text:p>
      <text:p text:style-name="P4"><text:soft-page-break/>                <text:span text:style-name="T3">&lt;/</text:span><text:span text:style-name="T2">xsl</text:span><text:span text:style-name="T5">:</text:span><text:span text:style-name="T2">value-of</text:span><text:span text:style-name="T3">&gt;</text:span></text:p>
      <text:p text:style-name="P4">            <text:span text:style-name="T3">&lt;/</text:span><text:span text:style-name="T2">li</text:span><text:span text:style-name="T3">&gt;</text:span></text:p>
      <text:p text:style-name="P4">        <text:span text:style-name="T3">&lt;/</text:span><text:span text:style-name="T2">xsl</text:span><text:span text:style-name="T5">:</text:span><text:span text:style-name="T2">for-each</text:span><text:span text:style-name="T3">&gt;</text:span></text:p>
      <text:p text:style-name="P4">    <text:span text:style-name="T3">&lt;/</text:span><text:span text:style-name="T2">ul</text:span><text:span text:style-name="T3">&gt;</text:span></text:p>
      <text:p text:style-name="P1">&lt;/<text:span text:style-name="T1">body</text:span>&gt;</text:p>
      <text:p text:style-name="P1">&lt;/<text:span text:style-name="T1">html</text:span>&gt;</text:p>
      <text:p text:style-name="P1">&lt;/<text:span text:style-name="T1">xsl</text:span><text:span text:style-name="T4">:</text:span><text:span text:style-name="T1">template</text:span>&gt;</text:p>
      <text:p text:style-name="P1">&lt;/<text:span text:style-name="T1">xsl</text:span><text:span text:style-name="T4">:</text:span><text:span text:style-name="T1">stylesheet</text:span>&gt;</text:p>
      <text:p text:style-name="P8"/>
      <text:p text:style-name="P7">Ejercicio3</text:p>
      <text:p text:style-name="P8">XSL</text:p>
      <text:p text:style-name="P3">&lt;?<text:span text:style-name="T1">xml</text:span><text:span text:style-name="T4"> version</text:span>=<text:span text:style-name="T6">"1.0"</text:span><text:span text:style-name="T4"> encoding</text:span>=<text:span text:style-name="T6">"UTF-8"</text:span>?&gt;</text:p>
      <text:p text:style-name="P1">&lt;<text:span text:style-name="T1">xsl</text:span><text:span text:style-name="T4">:</text:span><text:span text:style-name="T1">stylesheet</text:span> <text:span text:style-name="T4">version</text:span>=<text:span text:style-name="T6">"1.1"</text:span></text:p>
      <text:p text:style-name="P1"><text:span text:style-name="T4">xmlns:xsl</text:span>=<text:span text:style-name="T6">"http://www.w3.org/1999/XSL/Transform"</text:span>&gt;</text:p>
      <text:p text:style-name="P1">&lt;<text:span text:style-name="T1">xsl</text:span><text:span text:style-name="T4">:</text:span><text:span text:style-name="T1">template</text:span> <text:span text:style-name="T4">match</text:span>=<text:span text:style-name="T6">"/"</text:span>&gt;</text:p>
      <text:p text:style-name="P1">&lt;<text:span text:style-name="T1">inventario</text:span>&gt;</text:p>
      <text:p text:style-name="P4">    <text:span text:style-name="T3">&lt;</text:span><text:span text:style-name="T2">xsl</text:span><text:span text:style-name="T5">:</text:span><text:span text:style-name="T2">for-each</text:span><text:span text:style-name="T3"> </text:span><text:span text:style-name="T5">select</text:span><text:span text:style-name="T3">=</text:span><text:span text:style-name="T7">"inventario/producto"</text:span><text:span text:style-name="T3">&gt;</text:span></text:p>
      <text:p text:style-name="P4">        <text:span text:style-name="T3">&lt;</text:span><text:span text:style-name="T2">xsl</text:span><text:span text:style-name="T5">:</text:span><text:span text:style-name="T2">if</text:span><text:span text:style-name="T3"> </text:span><text:span text:style-name="T5">test</text:span><text:span text:style-name="T3">=</text:span><text:span text:style-name="T7">"peso &amp;lt; 7"</text:span><text:span text:style-name="T3">&gt;</text:span></text:p>
      <text:p text:style-name="P4">            <text:span text:style-name="T3">&lt;</text:span><text:span text:style-name="T2">producto</text:span><text:span text:style-name="T3">&gt;</text:span></text:p>
      <text:p text:style-name="P4">                <text:span text:style-name="T3">&lt;</text:span><text:span text:style-name="T2">peso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peso"</text:span><text:span text:style-name="T3">/&gt;</text:span></text:p>
      <text:p text:style-name="P4">                <text:span text:style-name="T3">&lt;</text:span><text:span text:style-name="T2">peso</text:span><text:span text:style-name="T3">&gt;</text:span></text:p>
      <text:p text:style-name="P4">                <text:span text:style-name="T3">&lt;</text:span><text:span text:style-name="T2">nombre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nombre"</text:span><text:span text:style-name="T3">/&gt;</text:span></text:p>
      <text:p text:style-name="P4">                <text:span text:style-name="T3">&lt;/</text:span><text:span text:style-name="T2">nombre</text:span><text:span text:style-name="T3">&gt;</text:span></text:p>
      <text:p text:style-name="P4">                <text:span text:style-name="T3">&lt;</text:span><text:span text:style-name="T2">lugar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attribute</text:span><text:span text:style-name="T3"> </text:span><text:span text:style-name="T5">name</text:span><text:span text:style-name="T3">=</text:span><text:span text:style-name="T7">"edificio"</text:span><text:span text:style-name="T3">&gt;</text:span></text:p>
      <text:p text:style-name="P4">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@edificio"</text:span><text:span text:style-name="T3">/&gt;</text:span></text:p>
      <text:p text:style-name="P4">                    <text:span text:style-name="T3">&lt;/</text:span><text:span text:style-name="T2">xsl</text:span><text:span text:style-name="T5">:</text:span><text:span text:style-name="T2">attribute</text:span><text:span text:style-name="T3">&gt;</text:span></text:p>
      <text:p text:style-name="P4">                    <text:span text:style-name="T3">&lt;</text:span><text:span text:style-name="T2">aula</text:span><text:span text:style-name="T3">&gt;</text:span></text:p>
      <text:p text:style-name="P4">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aula"</text:span><text:span text:style-name="T3">/&gt;</text:span></text:p>
      <text:p text:style-name="P4">                    <text:span text:style-name="T3">&lt;/</text:span><text:span text:style-name="T2">aula</text:span><text:span text:style-name="T3">&gt;</text:span></text:p>
      <text:p text:style-name="P4">                <text:span text:style-name="T3">&lt;/</text:span><text:span text:style-name="T2">lugar</text:span><text:span text:style-name="T3">&gt;</text:span></text:p>
      <text:p text:style-name="P4">            <text:span text:style-name="T3">&lt;/</text:span><text:span text:style-name="T2">producto</text:span><text:span text:style-name="T3">&gt;</text:span></text:p>
      <text:p text:style-name="P4">        <text:span text:style-name="T3">&lt;/</text:span><text:span text:style-name="T2">xsl</text:span><text:span text:style-name="T5">:</text:span><text:span text:style-name="T2">if</text:span><text:span text:style-name="T3">&gt;</text:span></text:p>
      <text:p text:style-name="P4">    <text:span text:style-name="T3">&lt;/</text:span><text:span text:style-name="T2">xsl</text:span><text:span text:style-name="T5">:</text:span><text:span text:style-name="T2">for-each</text:span><text:span text:style-name="T3">&gt;</text:span></text:p>
      <text:p text:style-name="P1">&lt;/<text:span text:style-name="T1">inventario</text:span>&gt;</text:p>
      <text:p text:style-name="P1">&lt;/<text:span text:style-name="T1">xsl</text:span><text:span text:style-name="T4">:</text:span><text:span text:style-name="T1">template</text:span>&gt;</text:p>
      <text:p text:style-name="P1">&lt;/<text:span text:style-name="T1">xsl</text:span><text:span text:style-name="T4">:</text:span><text:span text:style-name="T1">stylesheet</text:span>&gt;   </text:p>
      <text:p text:style-name="P8"/>
      <text:p text:style-name="P7">Ejercicio 4</text:p>
      <text:p text:style-name="P3">&lt;?<text:span text:style-name="T1">xml</text:span><text:span text:style-name="T4"> version</text:span>=<text:span text:style-name="T6">"1.0"</text:span><text:span text:style-name="T4"> encoding</text:span>=<text:span text:style-name="T6">"UTF-8"</text:span>?&gt;</text:p>
      <text:p text:style-name="P1">&lt;<text:span text:style-name="T1">xsl</text:span><text:span text:style-name="T4">:</text:span><text:span text:style-name="T1">stylesheet</text:span> <text:span text:style-name="T4">version</text:span>=<text:span text:style-name="T6">"1.1"</text:span></text:p>
      <text:p text:style-name="P1"><text:span text:style-name="T4">xmlns:xsl</text:span>=<text:span text:style-name="T6">"http://www.w3.org/1999/XSL/Transform"</text:span>&gt;</text:p>
      <text:p text:style-name="P1">&lt;<text:span text:style-name="T1">xsl</text:span><text:span text:style-name="T4">:</text:span><text:span text:style-name="T1">template</text:span> <text:span text:style-name="T4">match</text:span>=<text:span text:style-name="T6">"/"</text:span>&gt;</text:p>
      <text:p text:style-name="P1">&lt;<text:span text:style-name="T1">inventario</text:span>&gt;</text:p>
      <text:p text:style-name="P4">    <text:span text:style-name="T3">&lt;</text:span><text:span text:style-name="T2">xsl</text:span><text:span text:style-name="T5">:</text:span><text:span text:style-name="T2">for-each</text:span><text:span text:style-name="T3"> </text:span><text:span text:style-name="T5">select</text:span><text:span text:style-name="T3">=</text:span><text:span text:style-name="T7">"inventario/producto"</text:span><text:span text:style-name="T3">&gt;</text:span></text:p>
      <text:p text:style-name="P4">        <text:span text:style-name="T3">&lt;</text:span><text:span text:style-name="T2">xsl</text:span><text:span text:style-name="T5">:</text:span><text:span text:style-name="T2">if</text:span><text:span text:style-name="T3"> </text:span><text:span text:style-name="T5">test</text:span><text:span text:style-name="T3">=</text:span><text:span text:style-name="T7">"lugar/@edificio='B'"</text:span><text:span text:style-name="T3">&gt;</text:span></text:p>
      <text:p text:style-name="P4">            <text:span text:style-name="T3">&lt;</text:span><text:span text:style-name="T2">producto</text:span><text:span text:style-name="T3">&gt;</text:span></text:p>
      <text:p text:style-name="P4">                <text:span text:style-name="T3">&lt;</text:span><text:span text:style-name="T2">peso</text:span><text:span text:style-name="T3">&gt;</text:span></text:p>
      <text:p text:style-name="P4">                   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peso"</text:span><text:span text:style-name="T3">/&gt;</text:span></text:p>
      <text:p text:style-name="P4"><text:soft-page-break/>                <text:span text:style-name="T3">&lt;/</text:span><text:span text:style-name="T2">peso</text:span><text:span text:style-name="T3">&gt;</text:span></text:p>
      <text:p text:style-name="P4">                <text:span text:style-name="T3">&lt;</text:span><text:span text:style-name="T2">nombre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nombre"</text:span><text:span text:style-name="T3">/&gt;</text:span></text:p>
      <text:p text:style-name="P4">                <text:span text:style-name="T3">&lt;/</text:span><text:span text:style-name="T2">nombre</text:span><text:span text:style-name="T3">&gt;</text:span></text:p>
      <text:p text:style-name="P4">                <text:span text:style-name="T3">&lt;</text:span><text:span text:style-name="T2">lugar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attribute</text:span><text:span text:style-name="T3"> </text:span><text:span text:style-name="T5">name</text:span><text:span text:style-name="T3">=</text:span><text:span text:style-name="T7">"edificio"</text:span><text:span text:style-name="T3">&gt;</text:span></text:p>
      <text:p text:style-name="P4">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@edificio"</text:span><text:span text:style-name="T3">/&gt;</text:span></text:p>
      <text:p text:style-name="P4">                    <text:span text:style-name="T3">&lt;/</text:span><text:span text:style-name="T2">xsl</text:span><text:span text:style-name="T5">:</text:span><text:span text:style-name="T2">attribute</text:span><text:span text:style-name="T3">&gt;</text:span></text:p>
      <text:p text:style-name="P4">                    <text:span text:style-name="T3">&lt;</text:span><text:span text:style-name="T2">aula</text:span><text:span text:style-name="T3">&gt;</text:span></text:p>
      <text:p text:style-name="P4">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aula"</text:span><text:span text:style-name="T3">&gt;</text:span></text:p>
      <text:p text:style-name="P4">                    <text:span text:style-name="T3">&lt;/</text:span><text:span text:style-name="T2">aula</text:span><text:span text:style-name="T3">&gt;</text:span></text:p>
      <text:p text:style-name="P4">                <text:span text:style-name="T3">&lt;/</text:span><text:span text:style-name="T2">lugar</text:span><text:span text:style-name="T3">&gt;</text:span></text:p>
      <text:p text:style-name="P4">            <text:span text:style-name="T3">&lt;/</text:span><text:span text:style-name="T2">producto</text:span><text:span text:style-name="T3">&gt;</text:span></text:p>
      <text:p text:style-name="P4">        <text:span text:style-name="T3">&lt;/</text:span><text:span text:style-name="T2">xsl</text:span><text:span text:style-name="T5">:</text:span><text:span text:style-name="T2">if</text:span><text:span text:style-name="T3">&gt;</text:span></text:p>
      <text:p text:style-name="P4">    <text:span text:style-name="T3">&lt;/</text:span><text:span text:style-name="T2">xsl</text:span><text:span text:style-name="T5">:</text:span><text:span text:style-name="T2">for-each</text:span><text:span text:style-name="T3">&gt;</text:span></text:p>
      <text:p text:style-name="P1">&lt;/<text:span text:style-name="T1">inventario</text:span>&gt;</text:p>
      <text:p text:style-name="P1">&lt;/<text:span text:style-name="T1">xsl</text:span><text:span text:style-name="T4">:</text:span><text:span text:style-name="T1">template</text:span>&gt;</text:p>
      <text:p text:style-name="P1">&lt;/<text:span text:style-name="T1">xsl</text:span><text:span text:style-name="T4">:</text:span><text:span text:style-name="T1">stylesheet</text:span>&gt; </text:p>
      <text:p text:style-name="P8"/>
      <text:p text:style-name="P7">Ejercicio5</text:p>
      <text:p text:style-name="P3">&lt;?<text:span text:style-name="T1">xml</text:span><text:span text:style-name="T4"> version</text:span>=<text:span text:style-name="T6">"1.0"</text:span><text:span text:style-name="T4"> encoding</text:span>=<text:span text:style-name="T6">"UTF-8"</text:span>?&gt;</text:p>
      <text:p text:style-name="P1">&lt;<text:span text:style-name="T1">xsl</text:span><text:span text:style-name="T4">:</text:span><text:span text:style-name="T1">stylesheet</text:span> <text:span text:style-name="T4">version</text:span>=<text:span text:style-name="T6">"1.1"</text:span></text:p>
      <text:p text:style-name="P1"><text:span text:style-name="T4">xmlns:xsl</text:span>=<text:span text:style-name="T6">"http://www.w3.org/1999/XSL/Transform"</text:span>&gt;</text:p>
      <text:p text:style-name="P1">&lt;<text:span text:style-name="T1">xsl</text:span><text:span text:style-name="T4">:</text:span><text:span text:style-name="T1">template</text:span> <text:span text:style-name="T4">match</text:span>=<text:span text:style-name="T6">"/"</text:span>&gt;</text:p>
      <text:p text:style-name="P1">&lt;<text:span text:style-name="T1">html</text:span>&gt;</text:p>
      <text:p text:style-name="P4">        <text:span text:style-name="T3">&lt;</text:span><text:span text:style-name="T2">head</text:span><text:span text:style-name="T3">&gt;&lt;</text:span><text:span text:style-name="T2">title</text:span><text:span text:style-name="T3">&gt;Datos por edificio&lt;/</text:span><text:span text:style-name="T2">title</text:span><text:span text:style-name="T3">&gt;&lt;/</text:span><text:span text:style-name="T2">head</text:span><text:span text:style-name="T3">&gt;</text:span></text:p>
      <text:p text:style-name="P4">        <text:span text:style-name="T3">&lt;</text:span><text:span text:style-name="T2">body</text:span><text:span text:style-name="T3">&gt;</text:span></text:p>
      <text:p text:style-name="P4">            <text:span text:style-name="T3">&lt;</text:span><text:span text:style-name="T2">h1</text:span><text:span text:style-name="T3">&gt;Resultados&lt;/</text:span><text:span text:style-name="T2">h1</text:span><text:span text:style-name="T3">&gt;</text:span></text:p>
      <text:p text:style-name="P4">            <text:span text:style-name="T3">&lt;</text:span><text:span text:style-name="T2">table</text:span><text:span text:style-name="T3"> </text:span><text:span text:style-name="T5">border</text:span><text:span text:style-name="T3">=</text:span><text:span text:style-name="T7">'1'</text:span><text:span text:style-name="T3">&gt;</text:span></text:p>
      <text:p text:style-name="P4">                <text:span text:style-name="T3">&lt;</text:span><text:span text:style-name="T2">xsl</text:span><text:span text:style-name="T5">:</text:span><text:span text:style-name="T2">for-each</text:span><text:span text:style-name="T3"> </text:span><text:span text:style-name="T5">select</text:span><text:span text:style-name="T3">=</text:span><text:span text:style-name="T7">"inventario/producto"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if</text:span><text:span text:style-name="T3"> </text:span><text:span text:style-name="T5">test</text:span><text:span text:style-name="T3">=</text:span><text:span text:style-name="T7">"lugar/@edificio='A'"</text:span><text:span text:style-name="T3">&gt;</text:span></text:p>
      <text:p text:style-name="P4">                        <text:span text:style-name="T3">&lt;</text:span><text:span text:style-name="T2">tr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nombre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peso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@edificio"</text:span><text:span text:style-name="T3">/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aula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<text:span text:style-name="T3">&lt;/</text:span><text:span text:style-name="T2">tr</text:span><text:span text:style-name="T3">&gt;</text:span></text:p>
      <text:p text:style-name="P4">                    <text:span text:style-name="T3">&lt;/</text:span><text:span text:style-name="T2">xsl</text:span><text:span text:style-name="T5">:</text:span><text:span text:style-name="T2">if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if</text:span><text:span text:style-name="T3"> </text:span><text:span text:style-name="T5">test</text:span><text:span text:style-name="T3">=</text:span><text:span text:style-name="T7">"lugar/@edificio='B'"</text:span><text:span text:style-name="T3">&gt;</text:span></text:p>
      <text:p text:style-name="P4">                        <text:span text:style-name="T3">&lt;</text:span><text:span text:style-name="T2">tr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nombre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peso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<text:soft-page-break/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@edificio"</text:span><text:span text:style-name="T3">/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aula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<text:span text:style-name="T3">&lt;/</text:span><text:span text:style-name="T2">tr</text:span><text:span text:style-name="T3">&gt;</text:span></text:p>
      <text:p text:style-name="P4">                    <text:span text:style-name="T3">&lt;/</text:span><text:span text:style-name="T2">xsl</text:span><text:span text:style-name="T5">:</text:span><text:span text:style-name="T2">if</text:span><text:span text:style-name="T3">&gt;</text:span></text:p>
      <text:p text:style-name="P4">                <text:span text:style-name="T3">&lt;/</text:span><text:span text:style-name="T2">xsl</text:span><text:span text:style-name="T5">:</text:span><text:span text:style-name="T2">for-each</text:span><text:span text:style-name="T3">&gt;</text:span></text:p>
      <text:p text:style-name="P4">            <text:span text:style-name="T3">&lt;/</text:span><text:span text:style-name="T2">table</text:span><text:span text:style-name="T3">&gt;</text:span></text:p>
      <text:p text:style-name="P4">        <text:span text:style-name="T3">&lt;/</text:span><text:span text:style-name="T2">body</text:span><text:span text:style-name="T3">&gt;</text:span></text:p>
      <text:p text:style-name="P1">&lt;/<text:span text:style-name="T1">html</text:span>&gt;</text:p>
      <text:p text:style-name="P1">&lt;/<text:span text:style-name="T1">xsl</text:span><text:span text:style-name="T4">:</text:span><text:span text:style-name="T1">template</text:span>&gt;</text:p>
      <text:p text:style-name="P1">&lt;/<text:span text:style-name="T1">xsl</text:span><text:span text:style-name="T4">:</text:span><text:span text:style-name="T1">stylesheet</text:span>&gt; </text:p>
      <text:p text:style-name="P8"/>
      <text:p text:style-name="P7">Ejercicio6</text:p>
      <text:p text:style-name="P3">&lt;?<text:span text:style-name="T1">xml</text:span><text:span text:style-name="T4"> version</text:span>=<text:span text:style-name="T6">"1.0"</text:span><text:span text:style-name="T4"> encoding</text:span>=<text:span text:style-name="T6">"UTF-8"</text:span>?&gt;</text:p>
      <text:p text:style-name="P1">&lt;<text:span text:style-name="T1">xsl</text:span><text:span text:style-name="T4">:</text:span><text:span text:style-name="T1">stylesheet</text:span> <text:span text:style-name="T4">version</text:span>=<text:span text:style-name="T6">"1.1"</text:span></text:p>
      <text:p text:style-name="P1"><text:span text:style-name="T4">xmlns:xsl</text:span>=<text:span text:style-name="T6">"http://www.w3.org/1999/XSL/Transform"</text:span>&gt;</text:p>
      <text:p text:style-name="P1">&lt;<text:span text:style-name="T1">xsl</text:span><text:span text:style-name="T4">:</text:span><text:span text:style-name="T1">template</text:span> <text:span text:style-name="T4">match</text:span>=<text:span text:style-name="T6">"/"</text:span>&gt;</text:p>
      <text:p text:style-name="P1">&lt;<text:span text:style-name="T1">html</text:span>&gt;</text:p>
      <text:p text:style-name="P4">        <text:span text:style-name="T3">&lt;</text:span><text:span text:style-name="T2">head</text:span><text:span text:style-name="T3">&gt;&lt;</text:span><text:span text:style-name="T2">title</text:span><text:span text:style-name="T3">&gt;Datos por edificio&lt;/</text:span><text:span text:style-name="T2">title</text:span><text:span text:style-name="T3">&gt;&lt;/</text:span><text:span text:style-name="T2">head</text:span><text:span text:style-name="T3">&gt;</text:span></text:p>
      <text:p text:style-name="P4">        <text:span text:style-name="T3">&lt;</text:span><text:span text:style-name="T2">body</text:span><text:span text:style-name="T3">&gt;</text:span></text:p>
      <text:p text:style-name="P4">            <text:span text:style-name="T3">&lt;</text:span><text:span text:style-name="T2">h1</text:span><text:span text:style-name="T3">&gt;Edificio A&lt;/</text:span><text:span text:style-name="T2">h1</text:span><text:span text:style-name="T3">&gt;</text:span></text:p>
      <text:p text:style-name="P4">            <text:span text:style-name="T3">&lt;</text:span><text:span text:style-name="T2">table</text:span><text:span text:style-name="T3"> </text:span><text:span text:style-name="T5">border</text:span><text:span text:style-name="T3">=</text:span><text:span text:style-name="T7">'1'</text:span><text:span text:style-name="T3">&gt;</text:span></text:p>
      <text:p text:style-name="P4">                <text:span text:style-name="T3">&lt;</text:span><text:span text:style-name="T2">xsl</text:span><text:span text:style-name="T5">:</text:span><text:span text:style-name="T2">for-each</text:span><text:span text:style-name="T3"> </text:span><text:span text:style-name="T5">select</text:span><text:span text:style-name="T3">=</text:span><text:span text:style-name="T7">"inventario/producto"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if</text:span><text:span text:style-name="T3"> </text:span><text:span text:style-name="T5">test</text:span><text:span text:style-name="T3">=</text:span><text:span text:style-name="T7">"lugar/@edificio='A'"</text:span><text:span text:style-name="T3">&gt;</text:span></text:p>
      <text:p text:style-name="P4">                        <text:span text:style-name="T3">&lt;</text:span><text:span text:style-name="T2">tr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nombre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peso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@edificio"</text:span><text:span text:style-name="T3">/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aula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<text:span text:style-name="T3">&lt;/</text:span><text:span text:style-name="T2">tr</text:span><text:span text:style-name="T3">&gt;</text:span></text:p>
      <text:p text:style-name="P4">                    <text:span text:style-name="T3">&lt;/</text:span><text:span text:style-name="T2">xsl</text:span><text:span text:style-name="T5">:</text:span><text:span text:style-name="T2">if</text:span><text:span text:style-name="T3">&gt;</text:span></text:p>
      <text:p text:style-name="P4">                <text:span text:style-name="T3">&lt;</text:span><text:span text:style-name="T2">xsl</text:span><text:span text:style-name="T5">:</text:span><text:span text:style-name="T2">for-each</text:span><text:span text:style-name="T3">&gt;</text:span></text:p>
      <text:p text:style-name="P4">            <text:span text:style-name="T3">&lt;/</text:span><text:span text:style-name="T2">table</text:span><text:span text:style-name="T3">&gt;</text:span></text:p>
      <text:p text:style-name="P4">            <text:span text:style-name="T3">&lt;</text:span><text:span text:style-name="T2">h1</text:span><text:span text:style-name="T3">&gt;Edificio B&lt;/</text:span><text:span text:style-name="T2">h1</text:span><text:span text:style-name="T3">&gt;</text:span></text:p>
      <text:p text:style-name="P4">            <text:span text:style-name="T3">&lt;</text:span><text:span text:style-name="T2">table</text:span><text:span text:style-name="T3"> </text:span><text:span text:style-name="T5">border</text:span><text:span text:style-name="T3">=</text:span><text:span text:style-name="T7">'1'</text:span><text:span text:style-name="T3">&gt;</text:span></text:p>
      <text:p text:style-name="P4">                <text:span text:style-name="T3">&lt;</text:span><text:span text:style-name="T2">xsl</text:span><text:span text:style-name="T5">:</text:span><text:span text:style-name="T2">for-each</text:span><text:span text:style-name="T3"> </text:span><text:span text:style-name="T5">select</text:span><text:span text:style-name="T3">=</text:span><text:span text:style-name="T7">"inventario/producto"</text:span><text:span text:style-name="T3">&gt;</text:span></text:p>
      <text:p text:style-name="P4">                    <text:span text:style-name="T3">&lt;</text:span><text:span text:style-name="T2">xsl</text:span><text:span text:style-name="T5">:</text:span><text:span text:style-name="T2">if</text:span><text:span text:style-name="T3"> </text:span><text:span text:style-name="T5">test</text:span><text:span text:style-name="T3">=</text:span><text:span text:style-name="T7">"lugar/@edificio='B'"</text:span><text:span text:style-name="T3">&gt;</text:span></text:p>
      <text:p text:style-name="P4">                        <text:span text:style-name="T3">&lt;</text:span><text:span text:style-name="T2">tr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nombre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peso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    <text:span text:style-name="T3">&lt;</text:span><text:span text:style-name="T2">td</text:span><text:span text:style-name="T3">&gt;</text:span></text:p>
      <text:p text:style-name="P4"><text:soft-page-break/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@edificio"</text:span><text:span text:style-name="T3">/&gt;</text:span></text:p>
      <text:p text:style-name="P4">                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lugar/aula"</text:span><text:span text:style-name="T3">/&gt;</text:span></text:p>
      <text:p text:style-name="P4">                            <text:span text:style-name="T3">&lt;/</text:span><text:span text:style-name="T2">td</text:span><text:span text:style-name="T3">&gt;</text:span></text:p>
      <text:p text:style-name="P4">                        <text:span text:style-name="T3">&lt;/</text:span><text:span text:style-name="T2">tr</text:span><text:span text:style-name="T3">&gt;</text:span></text:p>
      <text:p text:style-name="P4">                    <text:span text:style-name="T3">&lt;/</text:span><text:span text:style-name="T2">xsl</text:span><text:span text:style-name="T5">:</text:span><text:span text:style-name="T2">if</text:span><text:span text:style-name="T3">&gt;</text:span></text:p>
      <text:p text:style-name="P4">                <text:span text:style-name="T3">&lt;/</text:span><text:span text:style-name="T2">xsl</text:span><text:span text:style-name="T5">:</text:span><text:span text:style-name="T2">for-each</text:span><text:span text:style-name="T3">&gt;</text:span></text:p>
      <text:p text:style-name="P4">            <text:span text:style-name="T3">&lt;/</text:span><text:span text:style-name="T2">table</text:span><text:span text:style-name="T3">&gt;</text:span></text:p>
      <text:p text:style-name="P4">        <text:span text:style-name="T3">&lt;/</text:span><text:span text:style-name="T2">body</text:span><text:span text:style-name="T3">&gt;</text:span></text:p>
      <text:p text:style-name="P1">&lt;/<text:span text:style-name="T1">html</text:span>&gt;</text:p>
      <text:p text:style-name="P1">&lt;/<text:span text:style-name="T1">xsl</text:span><text:span text:style-name="T4">:</text:span><text:span text:style-name="T1">template</text:span>&gt;</text:p>
      <text:p text:style-name="P1">&lt;/<text:span text:style-name="T1">xsl</text:span><text:span text:style-name="T4">:</text:span><text:span text:style-name="T1">stylesheet</text:span>&gt; </text:p>
      <text:p text:style-name="P8"/>
      <text:p text:style-name="P7">Ejercicio7</text:p>
      <text:p text:style-name="P3">&lt;?<text:span text:style-name="T1">xml</text:span><text:span text:style-name="T4"> version</text:span>=<text:span text:style-name="T6">"1.0"</text:span><text:span text:style-name="T4"> encoding</text:span>=<text:span text:style-name="T6">"UTF-8"</text:span>?&gt;</text:p>
      <text:p text:style-name="P1">&lt;<text:span text:style-name="T1">xsl</text:span><text:span text:style-name="T4">:</text:span><text:span text:style-name="T1">stylesheet</text:span> <text:span text:style-name="T4">version</text:span>=<text:span text:style-name="T6">"1.1"</text:span></text:p>
      <text:p text:style-name="P1"><text:span text:style-name="T4">xmlns:xsl</text:span>=<text:span text:style-name="T6">"http://www.w3.org/1999/XSL/Transform"</text:span>&gt;</text:p>
      <text:p text:style-name="P1">&lt;<text:span text:style-name="T1">xsl</text:span><text:span text:style-name="T4">:</text:span><text:span text:style-name="T1">template</text:span> <text:span text:style-name="T4">match</text:span>=<text:span text:style-name="T6">"/"</text:span>&gt;</text:p>
      <text:p text:style-name="P1">&lt;<text:span text:style-name="T1">inventario</text:span>&gt;</text:p>
      <text:p text:style-name="P4">    <text:span text:style-name="T3">&lt;</text:span><text:span text:style-name="T2">xsl</text:span><text:span text:style-name="T5">:</text:span><text:span text:style-name="T2">for-each</text:span><text:span text:style-name="T3"> </text:span><text:span text:style-name="T5">select</text:span><text:span text:style-name="T3">=</text:span><text:span text:style-name="T7">"inventario/producto"</text:span><text:span text:style-name="T3">&gt;</text:span></text:p>
      <text:p text:style-name="P4">        <text:span text:style-name="T3">&lt;</text:span><text:span text:style-name="T2">xsl</text:span><text:span text:style-name="T5">:</text:span><text:span text:style-name="T2">if</text:span><text:span text:style-name="T3"> </text:span><text:span text:style-name="T5">test</text:span><text:span text:style-name="T3">=</text:span><text:span text:style-name="T7">"lugar/aula"</text:span><text:span text:style-name="T3">= </text:span><text:span text:style-name="T7">'6'</text:span><text:span text:style-name="T3">&gt;</text:span></text:p>
      <text:p text:style-name="P4">            <text:span text:style-name="T3">&lt;</text:span><text:span text:style-name="T2">nombre</text:span><text:span text:style-name="T3">&gt;</text:span></text:p>
      <text:p text:style-name="P4">                <text:span text:style-name="T3">&lt;</text:span><text:span text:style-name="T2">xsl</text:span><text:span text:style-name="T5">:</text:span><text:span text:style-name="T2">value-of</text:span><text:span text:style-name="T3"> </text:span><text:span text:style-name="T5">select</text:span><text:span text:style-name="T3">=</text:span><text:span text:style-name="T7">"nombre"</text:span><text:span text:style-name="T3">/&gt;</text:span></text:p>
      <text:p text:style-name="P4">            <text:span text:style-name="T3">&lt;/</text:span><text:span text:style-name="T2">nombre</text:span><text:span text:style-name="T3">&gt;</text:span></text:p>
      <text:p text:style-name="P4">        <text:span text:style-name="T3">&lt;/</text:span><text:span text:style-name="T2">xsl</text:span><text:span text:style-name="T5">:</text:span><text:span text:style-name="T2">if</text:span><text:span text:style-name="T3">&gt;</text:span></text:p>
      <text:p text:style-name="P4">    <text:span text:style-name="T3">&lt;/</text:span><text:span text:style-name="T2">xsl</text:span><text:span text:style-name="T5">:</text:span><text:span text:style-name="T2">for-each</text:span><text:span text:style-name="T3">&gt;</text:span></text:p>
      <text:p text:style-name="P1">&lt;/<text:span text:style-name="T1">inventario</text:span>&gt;</text:p>
      <text:p text:style-name="P1">&lt;/<text:span text:style-name="T1">xsl</text:span><text:span text:style-name="T4">:</text:span><text:span text:style-name="T1">template</text:span>&gt;</text:p>
      <text:p text:style-name="P1">&lt;/<text:span text:style-name="T1">xsl</text:span><text:span text:style-name="T4">:</text:span><text:span text:style-name="T1">stylesheet</text:span>&gt;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3T19:20:44.542000000</meta:creation-date>
    <dc:date>2023-12-13T19:24:05.418000000</dc:date>
    <meta:editing-duration>PT3M22S</meta:editing-duration>
    <meta:editing-cycles>1</meta:editing-cycles>
    <meta:document-statistic meta:table-count="0" meta:image-count="0" meta:object-count="0" meta:page-count="5" meta:paragraph-count="223" meta:word-count="314" meta:character-count="6947" meta:non-whitespace-character-count="3899"/>
    <meta:generator>LibreOffice/7.3.0.3$Windows_X86_64 LibreOffice_project/0f246aa12d0eee4a0f7adcefbf7c878fc2238db3</meta:generator>
  </office:meta>
</office:document-meta>
</file>